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2425in"/>
    </style:style>
    <style:style style:name="co4" style:family="table-column">
      <style:table-column-properties fo:break-before="auto" style:column-width="4.11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5" office:value-type="string">
            <text:p>STATUS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archives/19262">Pattern Searching | Set 7 (Boyer Moore Algorithm – Bad Character Heuristic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8902">Pattern Searching | Set 6 (Efficient Construction of Finite Automata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8919">Searching for Patterns | Set 5 (Finite Automata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3270">Searching for Patterns | Set 4 (A Naive Pattern Searching Question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archives/11937">Searching for Patterns | Set 3 (Rabin-Karp Algorithm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1902">Searching for Patterns | Set 2 (KMP Algorithm)</text:a></text:p>
          </table:table-cell>
          <table:table-cell office:value-type="string">
            <text:p>done</text:p>
          </table:table-cell>
          <table:table-cell office:value-type="string">
            <text:p>MAST LOGIC... </text:p>
          </table:table-cell>
        </table:table-row>
        <table:table-row table:style-name="ro2">
          <table:table-cell office:value-type="string">
            <text:p><text:a xlink:href="http://www.geeksforgeeks.org/archives/11871">Searching for Patterns | Set 1 (Naive Pattern Searching)</text:a></text:p>
          </table:table-cell>
          <table:table-cell office:value-type="string">
            <text:p>done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<text:a xlink:href="http://www.geeksforgeeks.org/pattern-searching-set-8-suffix-tree-introduction/">Pattern Searching | Set 8 (Suffix Tree Introduction)</text:a></text:p>
          </table:table-cell>
          <table:table-cell office:value-type="string">
            <text:p>done</text:p>
          </table:table-cell>
          <table:table-cell office:value-type="string">
            <text:p>Just intro. No code is given... google for implementation</text:p>
          </table:table-cell>
        </table:table-row>
        <table:table-row table:style-name="ro3">
          <table:table-cell table:style-name="ce4" office:value-type="string">
            <text:p><text:a xlink:href="http://www.geeksforgeeks.org/wildcard-character-matching/">String matching where one string contains wildcard characters</text:a></text:p>
          </table:table-cell>
          <table:table-cell office:value-type="string">
            <text:p>done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38:15</meta:creation-date>
    <dc:date>2013-09-09T21:29:33</dc:date>
    <dc:creator>tejas </dc:creator>
    <meta:editing-duration>PT13H42M37S</meta:editing-duration>
    <meta:editing-cycles>14</meta:editing-cycles>
    <meta:generator>LibreOffice/3.5$Linux_x86 LibreOffice_project/350m1$Build-202</meta:generator>
    <meta:document-statistic meta:table-count="3" meta:cell-count="19" meta:object-count="0"/>
  </office:meta>
</office:document-meta>
</file>